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4eb3" officeooo:paragraph-rsid="00004eb3"/>
    </style:style>
    <style:style style:name="P2" style:family="paragraph" style:parent-style-name="Standard">
      <style:paragraph-properties fo:text-align="start" style:justify-single-word="false"/>
      <style:text-properties officeooo:rsid="00004eb3" officeooo:paragraph-rsid="00004eb3"/>
    </style:style>
    <style:style style:name="P3" style:family="paragraph" style:parent-style-name="Standard">
      <style:paragraph-properties fo:text-align="start" style:justify-single-word="false"/>
      <style:text-properties officeooo:rsid="00019df2" officeooo:paragraph-rsid="00019df2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04eb3" officeooo:paragraph-rsid="00004eb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weight="bold" officeooo:rsid="00004eb3" officeooo:paragraph-rsid="00004eb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19df2" officeooo:paragraph-rsid="00019df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vrables</text:p>
      <text:p text:style-name="P1"/>
      <text:p text:style-name="P5">Livrable 1 :</text:p>
      <text:p text:style-name="P2"><text:tab/>→ 2 personnes font la conception pièces</text:p>
      <text:p text:style-name="P2"><text:tab/>→ 2 personnes font la conception du plateau</text:p>
      <text:p text:style-name="P2"><text:tab/>→ Assemblage des deux</text:p>
      <text:p text:style-name="P2"/>
      <text:p text:style-name="P5">Livrable 2 :</text:p>
      <text:p text:style-name="P2"><text:tab/>→ Créer l'IHM statique de toutes les fenêtres</text:p>
      <text:p text:style-name="P2"><text:tab/>→ S'occuper de la fenêtre d'acueil</text:p>
      <text:p text:style-name="P2"/>
      <text:p text:style-name="P5">Livrable 3 :</text:p>
      <text:p text:style-name="P2"><text:tab/>→ 2 personnes s'occupent du déblocage des niveaux</text:p>
      <text:p text:style-name="P2"><text:tab/>→ 2 personnes s'occupent du système des points</text:p>
      <text:p text:style-name="P2"/>
      <text:p text:style-name="P5">Livrable 4 :</text:p>
      <text:p text:style-name="P2"><text:tab/>→ Sauvegarde et chargement des parties</text:p>
      <text:p text:style-name="P2"><text:tab/>→ Créer fichier exe</text:p>
      <text:p text:style-name="P2"/>
      <text:p text:style-name="P5">Livrable 5 :</text:p>
      <text:p text:style-name="P2"><text:tab/>→ S'occuper du système des indices</text:p>
      <text:p text:style-name="P2"><text:tab/>→ S'occuper des boutons « recommencer » et « annuler coup »</text:p>
      <text:p text:style-name="P2"/>
      <text:p text:style-name="P6">Livrable 6 (options) :</text:p>
      <text:p text:style-name="P3"><text:tab/>→ Thèmes</text:p>
      <text:p text:style-name="P3"><text:tab/>→ Son</text:p>
      <text:p text:style-name="P3"><text:tab/>→ Temp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0:17:02.577904420</meta:creation-date>
    <dc:date>2016-06-13T10:23:44.204811864</dc:date>
    <meta:editing-duration>PT1M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21" meta:word-count="103" meta:character-count="552" meta:non-whitespace-character-count="456"/>
  </office:meta>
</office:document-meta>
</file>